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ucidaSansUnicode" svg:font-family="LucidaSansUnicode" style:font-family-generic="roman" style:font-pitch="variable"/>
    <style:font-face style:name="Ubuntu" svg:font-family="Ubuntu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1.905cm" fo:margin-right="0cm" fo:text-indent="0cm" style:auto-text-indent="false"/>
    </style:style>
    <style:style style:name="P3" style:family="paragraph" style:parent-style-name="List_20_Paragraph">
      <style:paragraph-properties fo:margin-left="1.905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List_20_Paragraph">
      <style:paragraph-properties fo:margin-left="1.905cm" fo:margin-right="0cm" fo:text-indent="0cm" style:auto-text-indent="false"/>
      <style:text-properties fo:font-size="20pt" style:font-size-asian="20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T1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fo:font-size="20pt" style:font-size-asian="20pt" style:font-size-complex="12pt"/>
    </style:style>
    <style:style style:name="T6" style:family="text">
      <style:text-properties fo:font-size="20pt" fo:font-weight="normal" style:font-size-asian="20pt" style:font-weight-asian="normal" style:font-size-complex="12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position="sub 58%" fo:font-size="20pt" style:font-size-asian="20pt" style:font-size-complex="12pt"/>
    </style:style>
    <style:style style:name="T9" style:family="text">
      <style:text-properties fo:font-size="22pt" style:font-size-asian="22pt" style:font-size-complex="12pt"/>
    </style:style>
    <style:style style:name="T10" style:family="text">
      <style:text-properties style:font-name="Cambria Math" fo:font-size="20pt" style:font-size-asian="20pt" style:font-name-complex="Cambria Math1" style:font-size-complex="12pt"/>
    </style:style>
    <style:style style:name="T11" style:family="text">
      <style:text-properties style:font-name="LucidaSansUnicode" fo:font-size="20pt" style:font-size-asian="20pt" style:font-size-complex="12pt"/>
    </style:style>
    <style:style style:name="T12" style:family="text">
      <style:text-properties style:font-name="Ubuntu" fo:font-size="20pt" style:font-name-asian="Arial1" style:font-size-asian="20pt" style:font-name-complex="Arial1" style:font-size-complex="12pt"/>
    </style:style>
    <style:style style:name="T13" style:family="text">
      <style:text-properties style:text-position="0% 100%" fo:font-size="20pt" style:font-size-asian="20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ATA60 - Banco de Dados</text:span></text:p>
      <text:p text:style-name="P6"><text:span text:style-name="T1">Alunos:</text:span><text:span text:style-name="T2"> Bruno Guilera, Daniel David, Rafael Sandes</text:span></text:p>
      <text:p text:style-name="P6"><text:span text:style-name="T1">Professora:</text:span><text:span text:style-name="T2"> Vaninha Vieira</text:span></text:p>
      <text:p text:style-name="Standard"/>
      <text:p text:style-name="Heading_20_1"><text:span text:style-name="T4">A5. Consultas em Álgebra Relacional</text:span></text:p>
      <text:p text:style-name="Standard"/>
      <text:p text:style-name="Standard"/>
      <text:list xml:id="list5586800682475042950" text:style-name="WWNum1">
        <text:list-item>
          <text:p text:style-name="P1"><text:span text:style-name="T7">Hospedagens com diária menores ou iguais a R$120,00.</text:span></text:p>
        </text:list-item>
      </text:list>
      <text:p text:style-name="P3"/>
      <text:p text:style-name="P2"><text:span text:style-name="T6">σ</text:span><text:span text:style-name="T5"> </text:span><text:span text:style-name="T8">valor_diaria</text:span><text:span text:style-name="T5"> </text:span><text:span text:style-name="T8">≤ “120,00”</text:span><text:span text:style-name="T5">(</text:span><text:span text:style-name="T9">hospedagens</text:span><text:span text:style-name="T5">)</text:span></text:p>
      <text:p text:style-name="P3"/>
      <text:list xml:id="list152236281585867" text:continue-numbering="true" text:style-name="WWNum1">
        <text:list-item>
          <text:p text:style-name="P1"><text:span text:style-name="T7">Informações sobre os Eventos de determinada cidade.</text:span></text:p>
        </text:list-item>
      </text:list>
      <text:p text:style-name="P3"/>
      <text:p text:style-name="P2"><text:span text:style-name="T5">Π </text:span><text:span text:style-name="T8">nome, tipo, valor, data_hora, logradouro, bairro</text:span><text:span text:style-name="T5">(σ </text:span><text:span text:style-name="T8">cidade_id="15"</text:span><text:span text:style-name="T5">(eventos))</text:span></text:p>
      <text:p text:style-name="P3"/>
      <text:list xml:id="list152236501586420" text:continue-numbering="true" text:style-name="WWNum1">
        <text:list-item>
          <text:p text:style-name="P1"><text:span text:style-name="T7">Selecionar todos os usuários.</text:span></text:p>
        </text:list-item>
      </text:list>
      <text:p text:style-name="P3"/>
      <text:p text:style-name="P2"><text:span text:style-name="T5">Π </text:span><text:span text:style-name="T8">usuario_id, nome_completo</text:span><text:span text:style-name="T5"> (clientes) </text:span><text:span text:style-name="T10">∪</text:span><text:span text:style-name="T5"> Π </text:span><text:span text:style-name="T8">usuario_id, nome_fantasia</text:span><text:span text:style-name="T5">(anunciantes)</text:span></text:p>
      <text:p text:style-name="P5"/>
      <text:list xml:id="list152235676079902" text:continue-numbering="true" text:style-name="WWNum1">
        <text:list-item>
          <text:p text:style-name="P1"><text:span text:style-name="T7">Informações dos eventos que ocorreram em um ponto turístico.</text:span></text:p>
        </text:list-item>
      </text:list>
      <text:p text:style-name="P3"/>
      <text:p text:style-name="P2"><text:span text:style-name="T5">Π </text:span><text:span text:style-name="T8">nome, tipo, descricao, valor, data_hora</text:span><text:span text:style-name="T5">(σ </text:span><text:span text:style-name="T8">pontos_turisticos.cidade_id = eventos.cidade_id and </text:span></text:p>
      <text:p text:style-name="P2"><text:span text:style-name="T8"><text:tab/><text:tab/><text:tab/><text:tab/><text:tab/><text:tab/>pontos_turisticos.logradouro = eventos.logradouro</text:span><text:span text:style-name="T5"> (pontos_turisticos </text:span><text:span text:style-name="T11">⋈ </text:span><text:span text:style-name="T5">eventos))</text:span></text:p>
      <text:p text:style-name="P2"><text:bookmark text:name="_GoBack"/><text:span text:style-name="T3"><text:line-break/></text:span></text:p>
      <text:list xml:id="list152235808771732" text:continue-numbering="true" text:style-name="WWNum1">
        <text:list-item>
          <text:p text:style-name="P1"><text:soft-page-break/><text:span text:style-name="T7">Renomeando colunas dos eventos com preço até R$100,00.</text:span></text:p>
        </text:list-item>
      </text:list>
      <text:p text:style-name="P3"/>
      <text:p text:style-name="P2"><text:span text:style-name="T5">EventoPrecoMedio &lt;- Π</text:span><text:span text:style-name="T8">evento_id , nome, valor, data_hora</text:span><text:span text:style-name="T5">(σ</text:span><text:span text:style-name="T8">valor ≤ “100,00”</text:span><text:span text:style-name="T5">(eventos))</text:span></text:p>
      <text:p text:style-name="P4"/>
      <text:p text:style-name="P2"><text:span text:style-name="T12">ρ</text:span><text:span text:style-name="T8">(ID, Nome, Preço, Data) </text:span><text:span text:style-name="T13">(</text:span><text:span text:style-name="T5">EventoPrecoMedi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ucidaSansUnicode" svg:font-family="LucidaSansUnicode" style:font-family-generic="roman" style:font-pitch="variable"/>
    <style:font-face style:name="Ubuntu" svg:font-family="Ubuntu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language-asian="pt" style:country-asian="B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Heading" style:default-outline-level="" style:class="chapter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0.499cm" fo:margin-right="0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0:46:00</meta:creation-date>
    <meta:initial-creator>Rafael sandes</meta:initial-creator>
    <dc:language>pt-BR</dc:language>
    <dc:date>2018-02-20T15:22:05</dc:date>
    <meta:editing-cycles>7</meta:editing-cycles>
    <meta:editing-duration>PT3H59M</meta:editing-duration>
    <meta:generator>LibreOffice/5.1.6.2$Linux_X86_64 LibreOffice_project/10m0$Build-2</meta:generator>
    <meta:document-statistic meta:table-count="0" meta:image-count="0" meta:object-count="0" meta:page-count="2" meta:paragraph-count="17" meta:word-count="111" meta:character-count="899" meta:non-whitespace-character-count="8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